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39899"/>
    </style:style>
    <style:style style:name="P2" style:family="paragraph" style:parent-style-name="Text_20_body">
      <style:text-properties officeooo:paragraph-rsid="00139899"/>
    </style:style>
    <style:style style:name="T1" style:family="text">
      <style:text-properties officeooo:rsid="00135c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text:span text:style-name="Strong_20_Emphasis">El Robo</text:span></text:p>
      <text:p text:style-name="Text_20_body">El amuleto aún resplandecía en las manos de Elara, lanzando destellos blancos que hipnotizaban la vista y llenaban de misterio el pequeño puesto de pan. Grendha lo miraba boquiabierta, sin atreverse a romper el silencio.</text:p>
      <text:p text:style-name="Text_20_body">Pero desde la sombra de la callejuela, unos ojos astutos y expectantes no perdían detalle. Omhistrine, medio oculta tras un tonel, observaba la escena con una mezcla de codicia y determinación. El brillo había sido su señal. Ahora sabía dónde estaba el amuleto… y era suyo.</text:p>
      <text:p text:style-name="Text_20_body">La niña se deslizó entre los cuerpos del mercado con una habilidad casi felina, invisible entre los vendedores y los clientes. En un instante calculado y perfecto, apareció junto a ellas, como si surgiera de la nada. Sin previo aviso, su manita pequeña pero rápida arrebató el amuleto de los dedos de Elara con un movimiento certero y ágil.</text:p>
      <text:p text:style-name="Text_20_body">—¡Eh! —exclamó Grendha, dando un paso atrás, sorprendida.</text:p>
      <text:p text:style-name="Text_20_body">Omhistrine no respondió. Ya estaba corriendo, a una velocidad que parecía imposible para alguien tan diminuta, zigzagueando entre las personas, las canastas y los carros, como una ráfaga que apenas rozaba el suelo.</text:p>
      <text:p text:style-name="Text_20_body">Elara tardó solo una fracción de segundo en reaccionar, pero ese segundo bastó para que la niña ganara ventaja. Saltó del puesto y comenzó a perseguirla a toda velocidad, apartando a la gente a su paso.</text:p>
      <text:p text:style-name="Text_20_body">—¡Detente! —gritaba mientras corría.</text:p>
      <text:p text:style-name="Text_20_body">Omhistrine salió disparada del mercado y se internó en el bosque cercano. Su cuerpo menudo se escabullía entre los árboles con una agilidad asombrosa. Cuando Elara ya casi la alcanzaba, la vio trepar ágilmente por el tronco rugoso de un árbol enorme, más y más alto, sin titubear ni un segundo.</text:p>
      <text:p text:style-name="Text_20_body">Elara se detuvo al pie del árbol, jadeando.</text:p>
      <text:p text:style-name="Text_20_body">—¡Omhistrine, vas a caerte! ¡Baja ahora mismo!</text:p>
      <text:p text:style-name="Text_20_body">La niña no respondía, solo seguía trepando, cada vez más alto, desapareciendo poco a poco entre las ramas gruesas y las hojas densas. Elara, mirando hacia arriba, sintió un nudo en el estómago. Era solo una niña… ¿cómo podía moverse así? El follaje la ocultó por completo. El silencio regresó, roto solo por el susurro de las hojas mecidas por el viento.</text:p>
      <text:p text:style-name="Text_20_body">Preocupada y decidida, Elara se aferró a las ramas más bajas y comenzó a escalar para ir tras ella. Pero entonces, algo completamente desconcertante ocurrió.</text:p>
      <text:p text:style-name="Text_20_body">—¡Elara! —oyó una voz conocida.</text:p>
      <text:p text:style-name="Text_20_body">Miró hacia abajo y, para su asombro, vio a Omhistrine en tierra firme… ¡pero no al pie del mismo árbol! La niña estaba en el suelo, a unos metros de distancia, detrás de otro árbol vecino, mirándola fijamente. ¡¿Cómo…?!</text:p>
      <text:p text:style-name="Text_20_body">Elara parpadeó, incrédula. ¿En qué momento había bajado? Era imposible que no la hubiera visto descender.</text:p>
      <text:p text:style-name="Text_20_body"><text:soft-page-break/>Antes de que pudiera articular palabra, la niña dio media vuelta y volvió a correr bosque adentro<text:span text:style-name="T1">.</text:span></text:p>
      <text:p text:style-name="Text_20_body">—¡Espera! —gritó Elara, soltándose de la rama y bajando de un salto. Sin perder un segundo, corrió tras ella.</text:p>
      <text:p text:style-name="Text_20_body">Pero la persecución se volvió aún más extraña. Omhistrine, siempre un paso por delante, llegó hasta la orilla del río. Sin dudarlo, se lanzó al agua y desapareció en las profundidades con la agilidad de una anguila.</text:p>
      <text:p text:style-name="Text_20_body">Elara llegó un instante después, justo a tiempo para ver cómo el agua se cerraba tras ella. Se arrodilló en la orilla, escaneando la superficie ansiosamente.</text:p>
      <text:p text:style-name="Text_20_body">—¡Omhistrine! —gritó, con el corazón acelerado.</text:p>
      <text:p text:style-name="Text_20_body">Nada. La corriente arrastraba algunas hojas, pero ni rastro de la niña. Elara esperó, conteniendo el aliento, convencida de que en cualquier momento saldría a la superficie para respirar.</text:p>
      <text:p text:style-name="Text_20_body">Pero entonces… la voz de un transeúnte rompió el silencio:</text:p>
      <text:p text:style-name="Text_20_body">—¡Allí! ¡Mira!</text:p>
      <text:p text:style-name="Text_20_body">Elara levantó la vista justo a tiempo para ver a Omhistrine… en la orilla opuesta del río. Empapada, pero entera, salía corriendo de nuevo, alejándose más y más bosque adentro.</text:p>
      <text:p text:style-name="Text_20_body">Elara se quedó paralizada. ¿Cómo…? ¿Cómo había cruzado tan rápido? El río era ancho, la corriente fuerte… y ella había estado atenta todo el tiempo.</text:p>
      <text:p text:style-name="Text_20_body">Miró a su alrededor, dudando si arrojarse para cruzar y seguirla, pero ya era tarde. Omhistrine desapareció entre los árboles, dejando solo un eco de risas.</text:p>
      <text:p text:style-name="Text_20_body">Por un segundo, todo quedó en silencio. Elara, de pie junto al agua, miraba la orilla opuesta, desconcertada y sin aliento.</text:p>
      <text:p text:style-name="Text_20_body">—¿Qué… qué fue eso? —murmuró para sí misma, incapaz de entender lo que acababa de presenciar.</text:p>
      <text:p text:style-name="Text_20_body">Lo único claro era que esa niña… tenía un poder que no era normal. Se movía como si pudiera romper las reglas del espacio y aparecer donde quisiera. Teletransportarse, quizá.</text:p>
      <text:p text:style-name="Text_20_body">Elara dio un último vistazo al bosque denso del otro lado del río y bajó la cabeza, aceptando con frustración que la había perdido… otra vez.</text:p>
      <text:p text:style-name="Horizontal_20_Line"/>
      <text:p text:style-name="Text_20_body"/>
      <text:p text:style-name="Text_20_body"/>
      <text:p text:style-name="P1"/>
      <text:p text:style-name="P2"><text:span text:style-name="Strong_20_Emphasis">El Robo</text:span></text:p>
      <text:p text:style-name="P2">El amuleto brillaba en las manos de Elara, lanzando destellos casi hipnóticos bajo la tenue luz del mediodía. Grendha lo miraba asombrada, embelesada por el resplandor misterioso.</text:p>
      <text:p text:style-name="P2"><text:soft-page-break/>Desde un rincón oscuro, entre los toldos coloridos del mercado, unos ojos observaban cada movimiento con precisión felina. Omhistrine, camuflada entre barriles y sacos, había encontrado lo que buscaba: el amuleto. El resplandor había delatado su posición. Y ahora era su oportunidad.</text:p>
      <text:p text:style-name="P2">Como un susurro en la brisa, la niña se deslizó hasta acercarse a ellas. Nadie pareció notar su presencia hasta que, en un parpadeo, apareció junto al puesto y, con la rapidez de un relámpago, arrancó el amuleto de las manos de Elara.</text:p>
      <text:p text:style-name="P2">—¡Eh! —gritó Grendha, sobresaltada.</text:p>
      <text:p text:style-name="P2">Pero Omhistrine ya estaba corriendo, abriéndose paso entre la multitud con la velocidad de una liebre, dejando solo un eco de risas tras de sí.</text:p>
      <text:p text:style-name="P2">Elara reaccionó al instante. Se lanzó tras ella, esquivando cestos de frutas y empujando entre la gente.</text:p>
      <text:p text:style-name="P2">—¡Detente! —gritó mientras corría.</text:p>
      <text:p text:style-name="P2">La niña cruzó el mercado y se perdió entre los árboles del bosque cercano. Elara, decidida, la siguió sin dudar, sintiendo cómo la adrenalina aceleraba su corazón.</text:p>
      <text:p text:style-name="P2">Omhistrine, ágil como un mono, comenzó a trepar un árbol altísimo con una facilidad que dejó a Elara desconcertada. Subía sin vacilar, cada vez más alto, las ramas cerrándose sobre ella como un velo verde.</text:p>
      <text:p text:style-name="P2">—¡Omhistrine! —llamó Elara desde abajo—. ¡Baja ahora! ¡Es peligroso!</text:p>
      <text:p text:style-name="P2">Pero la niña siguió ascendiendo, hasta perderse por completo entre las copas. Elara dudó un momento, observando la maraña de hojas. ¿Qué hacer? No podía dejarla allí arriba, era solo una niña.</text:p>
      <text:p text:style-name="P2">Con decisión, empezó a trepar. Sus manos firmes buscaron las ramas más fuertes mientras su mirada se esforzaba en encontrar a la pequeña entre el follaje.</text:p>
      <text:p text:style-name="P2">Y entonces… la sorpresa.</text:p>
      <text:p text:style-name="P2">—¡Elara! —la misma voz, clara y burlona, la llamó desde el suelo.</text:p>
      <text:p text:style-name="P2">Elara levantó la vista, buscando a Omhistrine en las alturas, pero no… la niña estaba ahora abajo, en tierra firme, junto a otro árbol, a unos metros de distancia. La miraba con ojos desafiantes y sonreía.</text:p>
      <text:p text:style-name="P2">—¿Qué…? —susurró Elara, incrédula.</text:p>
      <text:p text:style-name="P2">¿Cómo había bajado tan rápido? ¿En qué momento? No era posible. Estaba segura de que no la había perdido de vista.</text:p>
      <text:p text:style-name="P2">La niña, sin darle tiempo a pensar, dio media vuelta y se alejó corriendo bosque adentro. Elara, todavía aturdida, bajó de un salto y volvió a perseguirla.</text:p>
      <text:p text:style-name="P2">Pero lo más extraño aún estaba por venir.</text:p>
      <text:p text:style-name="P2">Omhistrine corrió directamente hacia el río. Sin dudarlo, se lanzó al agua y desapareció en un chapuzón limpio. Elara llegó justo detrás, se arrodilló al borde y escudriñó la superficie.</text:p>
      <text:p text:style-name="P2">—¡Omhistrine! —gritó, nerviosa.</text:p>
      <text:p text:style-name="P2"><text:soft-page-break/>El agua se agitaba suavemente, pero la niña no salía a la superficie. Elara esperó, tensa, mirando fijamente el lugar donde había desaparecido. Tenía que salir en cualquier momento. Su corazón latía desbocado.</text:p>
      <text:p text:style-name="P2">Y entonces… una figura emergió, pero no donde ella esperaba.</text:p>
      <text:p text:style-name="P2">—¡Allí! —gritó Grendha desde la orilla opuesta, señalando.</text:p>
      <text:p text:style-name="P2">Elara alzó la vista y, para su asombro, vio a Omhistrine en la orilla contraria del río. Empapada, sacudiéndose el agua como si nada, y… corriendo de nuevo hacia la espesura.</text:p>
      <text:p text:style-name="P2">—¡¿Cómo…?! —balbuceó Elara, paralizada. La había vigilado todo el tiempo. ¿Cómo había cruzado tan rápido? ¿La había visto cruzar nadando? No. Era imposible.</text:p>
      <text:p text:style-name="P2">La niña se perdió entre los árboles al otro lado del río, pero aún había más. Apenas un segundo después, apareció de nuevo, más lejos, saliendo desde detrás de otro árbol, corriendo como si nunca hubiera parado.</text:p>
      <text:p text:style-name="P2">Elara, al borde del río, quedó helada. Todo su instinto le decía que algo no cuadraba, pero sus ojos le gritaban otra cosa: la niña tenía un poder. La capacidad de moverse a voluntad, de teletransportarse como por arte de magia.</text:p>
      <text:p text:style-name="P2">Resignada y sin aliento, Elara la vio desaparecer en la espesura y entendió que la había perdido… otra vez.</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04T17:39:28.286000000</meta:creation-date>
    <dc:date>2025-05-04T18:00:08.611000000</dc:date>
    <meta:editing-duration>PT11M26S</meta:editing-duration>
    <meta:editing-cycles>2</meta:editing-cycles>
    <meta:generator>LibreOffice/7.3.5.2$Windows_X86_64 LibreOffice_project/184fe81b8c8c30d8b5082578aee2fed2ea847c01</meta:generator>
    <meta:document-statistic meta:table-count="0" meta:image-count="0" meta:object-count="0" meta:page-count="4" meta:paragraph-count="61" meta:word-count="1397" meta:character-count="8353" meta:non-whitespace-character-count="7018"/>
  </office:meta>
</office:document-meta>
</file>